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98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3" style:family="presentation" style:parent-style-name="Default-outline1" style:list-style-name="L7">
      <style:graphic-properties draw:fill-color="#ffffff" draw:auto-grow-height="true" fo:min-height="13.426cm"/>
    </style:style>
    <style:style style:name="pr4" style:family="presentation" style:parent-style-name="Default-notes" style:list-style-name="L8">
      <style:graphic-properties draw:fill-color="#ffffff" draw:auto-grow-height="true" fo:min-height="13.365cm"/>
    </style:style>
    <style:style style:name="pr5" style:family="presentation" style:parent-style-name="Default-outline1" style:list-style-name="L7">
      <style:graphic-properties draw:fill-color="#ffffff" draw:auto-grow-height="true" fo:min-height="5.897cm"/>
    </style:style>
    <style:style style:name="pr6" style:family="presentation" style:parent-style-name="Default-notes" style:list-style-name="L8">
      <style:graphic-properties draw:fill-color="#ffffff" draw:auto-grow-height="true" fo:min-height="13.365cm"/>
    </style:style>
    <style:style style:name="pr7" style:family="presentation" style:parent-style-name="Default-title">
      <style:graphic-properties fo:min-height="2.867cm"/>
    </style:style>
    <style:style style:name="pr8" style:family="presentation" style:parent-style-name="Default-outline1">
      <style:graphic-properties fo:min-height="11.599cm"/>
    </style:style>
    <style:style style:name="pr9" style:family="presentation" style:parent-style-name="Default-notes">
      <style:graphic-properties draw:fill-color="#ffffff" fo:min-height="11.996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style:font-name="DejaVu Sans1" fo:font-size="40pt"/>
    </style:style>
    <style:style style:name="P6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7" style:family="paragraph">
      <style:paragraph-properties fo:margin-left="0.6cm" fo:margin-right="0cm" fo:text-indent="-0.6cm"/>
      <style:text-properties fo:font-size="12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ffffff" style:font-name="DejaVu Sans1" fo:font-size="40pt"/>
    </style:style>
    <style:style style:name="T3" style:family="text">
      <style:text-properties style:font-name="DejaVu Sans1" fo:font-size="22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DejaVu Sans1" fo:font-size="22pt" fo:font-weight="normal" style:font-size-asian="24pt" style:font-weight-asian="normal" style:font-size-complex="24pt" style:font-weight-complex="normal"/>
    </style:style>
    <style:style style:name="T5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0000" fo:language="en" fo:country="GB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cm"/>
        <style:text-properties fo:font-family="StarSymbol" style:font-charset="x-symbol" fo:color="#336699" fo:font-size="85%"/>
      </text:list-level-style-bullet>
      <text:list-level-style-bullet text:level="2" text:bullet-char="●">
        <style:list-level-properties text:space-before="1.27cm" text:min-label-width="0.771cm"/>
        <style:text-properties fo:font-family="StarSymbol" style:font-charset="x-symbol" fo:color="#336699" fo:font-size="6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808080" fo:font-size="6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808080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1.524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3.048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4.57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6.096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7.62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9.144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10.66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12.19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3.716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5.2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1.524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3.048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4.572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6.096cm" text:min-label-width="0.889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7.62cm" text:min-label-width="0.88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9.144cm" text:min-label-width="0.88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10.668cm" text:min-label-width="0.88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12.192cm" text:min-label-width="0.88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3.716cm" text:min-label-width="0.889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5.24cm" text:min-label-width="0.889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45cm" svg:y="10.16cm" presentation:class="title" presentation:user-transformed="true">
          <draw:text-box>
            <text:p text:style-name="P1"><text:span text:style-name="T1">FTP(File Transfer Protocol)</text:span></text:p>
          </draw:text-box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5" draw:layer="layout" svg:width="28.14cm" svg:height="1.648cm" svg:x="2.34cm" svg:y="1.399cm">
          <draw:text-box>
            <text:p text:style-name="P4"><text:span text:style-name="T2">Թեմաներ</text:span></text:p>
          </draw:text-box>
        </draw:frame>
        <draw:frame presentation:style-name="pr3" draw:text-style-name="P6" draw:layer="layout" svg:width="29.21cm" svg:height="13.426cm" svg:x="1.905cm" svg:y="4.445cm" presentation:class="outline" presentation:user-transformed="true">
          <draw:text-box>
            <text:list text:style-name="L3">
              <text:list-item>
                <text:p><text:span text:style-name="T3">Ինչ է FTP-ն</text:span></text:p>
              </text:list-item>
              <text:list-item>
                <text:p><text:span text:style-name="T4">Անվտանգություն</text:span></text:p>
              </text:list-item>
            </text:list>
            <text:list text:style-name="L4">
              <text:list-item>
                <text:p><text:span text:style-name="T4">Ռեժիմեր </text:span></text:p>
              </text:list-item>
            </text:list>
            <text:list text:style-name="L5">
              <text:list-item>
                <text:p><text:span text:style-name="T4"><text:s/></text:span><text:span text:style-name="T4">Ակտիվ </text:span></text:p>
              </text:list-item>
            </text:list>
            <text:list text:style-name="L6">
              <text:list-item>
                <text:p><text:span text:style-name="T4">Պասիվ</text:span></text:p>
              </text:list-item>
            </text:list>
            <text:list text:style-name="L4">
              <text:list-header>
                <text:p><text:span text:style-name="T4"/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4" draw:text-style-name="P7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5" draw:layer="layout" svg:width="29.981cm" svg:height="1.648cm" svg:x="1.27cm" svg:y="1.527cm">
          <draw:text-box>
            <text:p text:style-name="P4"><text:span text:style-name="T2">FTP-ի մասին</text:span></text:p>
          </draw:text-box>
        </draw:frame>
        <draw:frame presentation:style-name="pr5" draw:text-style-name="P8" draw:layer="layout" svg:width="29.21cm" svg:height="13.616cm" svg:x="1.27cm" svg:y="4.184cm" presentation:class="outline" presentation:user-transformed="true">
          <draw:text-box>
            <text:list text:style-name="L3">
              <text:list-item>
                <text:p><text:span text:style-name="T5">Ֆայլերի փոխանցման պրոտոկոլ (անգլ.՝ File Transfer Protocol,) ստեղծված համակարգչային ցանցերում ֆայլերի փոխանցման համար։ </text:span></text:p>
              </text:list-item>
              <text:list-item>
                <text:p><text:span text:style-name="T5">FTP-ն թույլ է տալիս միանալ FTP սերվերներին, տեսնել կատալոգների պարունակությունը և բեռնել ֆայլեր սերվերից:</text:span></text:p>
              </text:list-item>
              <text:list-item>
                <text:p><text:span text:style-name="T5">Ունի 2 ռեժիմներ՝ ակտիվ և պասիվ։</text:span></text:p>
              </text:list-item>
              <text:list-item>
                <text:p><text:span text:style-name="T5">FTP-ն <text:s/>ստեղծվել է HTTP-ից առաջ, 1971 թ.-ին։ Այն և այսօր էլ լայնորեն օգտագործվում է ծրագրային ապահովումների տարածման և հեռակա հոսթերի մուտքի համար։ </text:span></text:p>
              </text:list-item>
              <text:list-item>
                <text:p><text:span text:style-name="T5">FTP արձանագրությունը կիրառական մակարդակի արձանագրությունների շարքին է պատկանում (7 layer) և տվյալների փոխանցման համար օգտագործում է TCP:</text:span></text:p>
              </text:list-item>
              <text:list-item>
                <text:p><text:span text:style-name="T5"><text:s text:c="2"/></text:span><text:span text:style-name="T5">Տվյալները և հրամանները, ի տարբերություն այլ ֆայլերի, փոխանցվում են տարբեր պորտերի միջոցով։ Ելքային 20 պորտը, որը բացվում է սերվերի կողմից, օգտագործվում է տվյալների փոխանցման համար, իսկ 21 պորտը` հրամանների փոխանցման համար։ Կլիենտի տվյալների ընդունման պորտը որոշվում է համաձայնեցման երկխոսությունում։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6" draw:text-style-name="P7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8.749cm" svg:height="2.867cm" svg:x="1.599cm" svg:y="0.799cm" presentation:class="title">
          <draw:text-box>
            <text:p>Անվտանգություն</text:p>
          </draw:text-box>
        </draw:frame>
        <draw:frame presentation:style-name="pr8" draw:layer="layout" svg:width="28.773cm" svg:height="14.229cm" svg:x="1.599cm" svg:y="4.665cm" presentation:class="outline" presentation:user-transformed="true">
          <draw:text-box>
            <text:list text:style-name="L3">
              <text:list-item>
                <text:p>Մեր ֆայլը չի գաղտնագրվում, և ուղարկելու ժամանակ օգտանունն ու գաղտնաբառը փոխանցվում է բաց տեքստով։ Այդ դեպքում չարամիտը կարող է որսալ FTP օգտագործողների օգտանունն ու գաղտնաբառը, կամ հատուկ ծրագրային ապահովման առկայության դեպքում, ստանալ FTP-ով փոխանցվող ֆայլերը առանց նույնականացման։ Երբ ցանցը կառուցված է սվիչի միջոցով, չարամիտի խնդիրը բարդանում է, բայց հնարավոր է կատարել կոտրում (MAC-սփուֆինգ, հասցեների աղյուսակների գերլցում)։ Որպիսի կանխել տրաֆիկի բռնումը, անհրաժեշտ է օգտագործել տվյալների գաղտնագրման SSL արձանագրություն, որը ապահովվում է ժամանակակից FTP-սերվերների և որոշ FTP-կլիենտների կողմից։</text:p>
                <text:p/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8.749cm" svg:height="2.867cm" svg:x="1.599cm" svg:y="0.799cm" presentation:class="title">
          <draw:text-box>
            <text:p>Անվտանգություն</text:p>
          </draw:text-box>
        </draw:frame>
        <draw:frame presentation:style-name="pr8" draw:layer="layout" svg:width="28.773cm" svg:height="11.599cm" svg:x="1.599cm" svg:y="4.765cm" presentation:class="outline" presentation:user-transformed="true">
          <draw:text-box>
            <text:list text:style-name="L3">
              <text:list-item>
                <text:p>Կան նաև պաշտպանված FTP (FTPS, SFTP և FTP SSH֊ի միջոցով)</text:p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8.749cm" svg:height="2.867cm" svg:x="1.599cm" svg:y="0.799cm" presentation:class="title" presentation:user-transformed="true">
          <draw:text-box>
            <text:p>Ռեժիմներ</text:p>
          </draw:text-box>
        </draw:frame>
        <draw:frame presentation:style-name="pr8" draw:layer="layout" svg:width="28.773cm" svg:height="11.599cm" svg:x="1.599cm" svg:y="4.665cm" presentation:class="outline" presentation:user-transformed="true">
          <draw:text-box>
            <text:list text:style-name="L3">
              <text:list-item>
                <text:p>Существует два режима соединения с FTP-сервером – активный (active) и пассивный (passive). </text:p>
                <text:p/>
              </text:list-item>
              <text:list-item>
                <text:p>Главное отличие между активным и пассивным режимом FTP – это сторона, которая открывает соединение для передачи данных. В активном режиме FTP-клиент должен принять соединение для передачи данных от FTP-сервера. В пассивном режиме такое соединение инициирует клиент.</text:p>
                <text:p/>
                <text:p/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8.749cm" svg:height="2.867cm" svg:x="1.599cm" svg:y="0.799cm" presentation:class="title">
          <draw:text-box>
            <text:p>Ռեժիմներ</text:p>
          </draw:text-box>
        </draw:frame>
        <draw:frame presentation:style-name="pr8" draw:layer="layout" svg:width="28.773cm" svg:height="11.599cm" svg:x="1.599cm" svg:y="4.665cm" presentation:class="outline">
          <draw:text-box>
            <text:list text:style-name="L3">
              <text:list-item>
                <text:p>Если Вы работаете в интернете через домашнюю локальную сеть или локальную сеть предприятия, вероятно, для защиты сети используется межсетевой экран (firewall). В этом случае в процессе работы по FTP Вы можете получить ошибки вида «425 Can’t build data connection: connection refused», «500 Illegal PORT command» и пр. Это означает, что требуется изменить настройки FTP-программы так, чтобы она использовала пассивный режим для соединения с нашим сервером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office:forms form:automatic-focus="false" form:apply-design-mode="false"/>
        <draw:frame presentation:style-name="pr10" draw:text-style-name="P10" draw:layer="layout" svg:width="27.2cm" svg:height="3.185cm" svg:x="2.666cm" svg:y="9.775cm" presentation:class="title" presentation:user-transformed="true">
          <draw:text-box>
            <text:p text:style-name="P9"><text:span text:style-name="T6">Շնորհակալություն</text:span><text:span text:style-name="T6"><text:line-break/></text:span><text:span text:style-name="T6"> </text:span></text:p>
          </draw:text-box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599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599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7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599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 LibreOffice_project/420m0$Build-2</meta:generator>
    <meta:creation-date>2006-08-25T01:56:29</meta:creation-date>
    <dc:date>2015-01-17T22:35:54.108660615</dc:date>
    <meta:print-date>2006-08-25T01:56:29</meta:print-date>
    <meta:editing-cycles>286</meta:editing-cycles>
    <meta:editing-duration>P7DT10H37M3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